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IS = 2.11 with CI = [2.92, 3.08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12:07.651647156</meta:creation-date>
    <dc:date>2020-10-30T11:12:36.653309262</dc:date>
    <meta:editing-duration>PT3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8" meta:character-count="34" meta:non-whitespace-character-count="27"/>
  </office:meta>
</office:document-meta>
</file>